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CEC000009B16D3849F3A43CBB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 style:list-style-name="L3">
      <style:graphic-properties draw:fill-color="#ffffff" draw:textarea-vertical-align="top" fo:min-height="12.17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outline1">
      <style:graphic-properties fo:min-height="11.929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45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style:repeat="repeat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Database and NoSQL</text:p>
          </draw:text-box>
        </draw:frame>
        <draw:frame presentation:style-name="pr2" draw:layer="layout" svg:width="23.8cm" svg:height="12.18cm" svg:x="2.2cm" svg:y="16.4cm" presentation:class="subtitle">
          <draw:text-box>
            <text:p>Java</text:p>
          </draw:text-box>
        </draw:frame>
        <draw:frame draw:style-name="gr1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engertian</text:p>
          </draw:text-box>
        </draw:frame>
        <draw:frame presentation:style-name="pr5" draw:text-style-name="P1" draw:layer="layout" svg:width="25.2cm" svg:height="12.179cm" svg:x="1.4cm" svg:y="5cm" presentation:class="subtitle" presentation:user-transformed="true">
          <draw:text-box>
            <text:list text:style-name="L3">
              <text:list-header>
                <text:p text:style-name="P1">JDBC: pustaka API untuk terhubung dan mengeksekusi query pada basis data.</text:p>
                <text:p text:style-name="P1"/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5 Langkah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>Daftarkan drivernya</text:p>
              </text:list-item>
              <text:list-item>
                <text:p>Buat objek koneksinya</text:p>
              </text:list-item>
              <text:list-item>
                <text:p>Buat objek Statement</text:p>
              </text:list-item>
              <text:list-item>
                <text:p>Eksekusi Query</text:p>
              </text:list-item>
              <text:list-item>
                <text:p>Tutup koneksinya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raktek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>Buat tabel 'mahasiswa' di mysql dengan struktur berikut :</text:p>
                <text:p/>
                <text:p/>
                <text:p/>
              </text:list-item>
              <text:list-item>
                <text:p>Entry data berikut :</text:p>
              </text:list-item>
            </text:list>
          </draw:text-box>
        </draw:frame>
        <draw:frame draw:style-name="standard" draw:layer="layout" svg:width="14.098cm" svg:height="2.834cm" svg:x="3.165cm" svg:y="6.45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2">Field</text:p>
              </table:table-cell>
              <table:table-cell>
                <text:p text:style-name="P2">Tipe</text:p>
              </table:table-cell>
              <table:table-cell table:style-name="ce2">
                <text:p text:style-name="P2">ket</text:p>
              </table:table-cell>
            </table:table-row>
            <table:table-row table:style-name="ro1" table:default-cell-style-name="ce2">
              <table:table-cell>
                <text:p>nim</text:p>
              </table:table-cell>
              <table:table-cell>
                <text:p>varchar(5)</text:p>
              </table:table-cell>
              <table:table-cell>
                <text:p>Primary key</text:p>
              </table:table-cell>
            </table:table-row>
            <table:table-row table:style-name="ro1" table:default-cell-style-name="ce2">
              <table:table-cell>
                <text:p>nama</text:p>
              </table:table-cell>
              <table:table-cell>
                <text:p>varchar(50)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098cm" svg:height="2.834cm" svg:x="5.777cm" svg:y="12.67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2">NIM</text:p>
              </table:table-cell>
              <table:table-cell>
                <text:p text:style-name="P2">NAMA</text:p>
              </table:table-cell>
            </table:table-row>
            <table:table-row table:style-name="ro2" table:default-cell-style-name="ce2">
              <table:table-cell>
                <text:p>17001</text:p>
              </table:table-cell>
              <table:table-cell>
                <text:p>tamami</text:p>
              </table:table-cell>
            </table:table-row>
            <table:table-row table:style-name="ro2" table:default-cell-style-name="ce2">
              <table:table-cell>
                <text:p>17002</text:p>
              </table:table-cell>
              <table:table-cell>
                <text:p>oka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raktek Lanjutan</text:p>
          </draw:text-box>
        </draw:frame>
        <draw:frame presentation:style-name="pr8" draw:layer="layout" svg:width="25.2cm" svg:height="12.179cm" svg:x="1.4cm" svg:y="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3" draw:layer="backgroundobjects" svg:width="8.875cm" svg:height="1.448cm" svg:x="9.576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2" draw:layer="backgroundobjects" svg:width="6.523cm" svg:height="1.448cm" svg:x="20.076cm" svg:y="19.129cm" presentation:class="page-number">
        <draw:text-box>
          <text:p text:style-name="MP2"><text:span text:style-name="MT2"><text:page-number>&lt;number&gt;</text:page-number></text:span><text:span text:style-name="MT2"> / </text:span><text:span text:style-name="MT2"><text:page-count>5</text:page-count></text:span></text:p>
        </draw:text-box>
      </draw:frame>
      <draw:custom-shape presentation:style-name="Mpr8" draw:text-style-name="MP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2-25T15:21:38.560553673</dc:date>
    <meta:editing-duration>PT21H19M25S</meta:editing-duration>
    <meta:editing-cycles>50</meta:editing-cycles>
    <meta:generator>LibreOffice/4.2.8.2$Linux_X86_64 LibreOffice_project/420m0$Build-2</meta:generator>
    <dc:creator>P Tamami</dc:creator>
    <meta:document-statistic meta:object-count="68"/>
  </office:meta>
</office:document-meta>
</file>